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none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none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none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none" fo:border-left="none" fo:border-right="none" fo:border-top="2.01pt solid #000000"/>
    </style:style>
    <style:style style:name="ce27" style:family="table-cell" style:parent-style-name="Pivot_20_Table_20_Value">
      <style:table-cell-properties fo:border-bottom="none" fo:border-left="none" fo:border-right="none" fo:border-top="0.99pt solid #000000"/>
    </style:style>
    <style:style style:name="ce28" style:family="table-cell" style:parent-style-name="Pivot_20_Table_20_Value">
      <style:table-cell-properties fo:border-bottom="0.99pt solid #000000" fo:border-left="none" fo:border-right="none" fo:border-top="none"/>
    </style:style>
    <style:style style:name="ce2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exemplaire</text:p>
          </table:table-cell>
          <table:table-cell office:value-type="string" calcext:value-type="string">
            <text:p>taille du tableau</text:p>
          </table:table-cell>
          <table:table-cell office:value-type="string" calcext:value-type="string">
            <text:p>seuil</text:p>
          </table:table-cell>
          <table:table-cell office:value-type="string" calcext:value-type="string">
            <text:p>temps d'exécution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.7872006893158" calcext:value-type="float">
            <text:p>1.787200689315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.88730573654175" calcext:value-type="float">
            <text:p>1.8873057365417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.84711194038391" calcext:value-type="float">
            <text:p>1.8471119403839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62078499794006" calcext:value-type="float">
            <text:p>2.6207849979400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75123691558838" calcext:value-type="float">
            <text:p>2.7512369155883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.89516258239746" calcext:value-type="float">
            <text:p>1.8951625823974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.88120198249817" calcext:value-type="float">
            <text:p>1.8812019824981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1.976811170578" calcext:value-type="float">
            <text:p>1.97681117057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66135001182556" calcext:value-type="float">
            <text:p>2.6613500118255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7596640586853" calcext:value-type="float">
            <text:p>2.759664058685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2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15988659858704" calcext:value-type="float">
            <text:p>2.1598865985870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3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39103007316589" calcext:value-type="float">
            <text:p>2.3910300731658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4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43343639373779" calcext:value-type="float">
            <text:p>2.4334363937377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5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07537531852722" calcext:value-type="float">
            <text:p>3.0753753185272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6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08295249938965" calcext:value-type="float">
            <text:p>3.0829524993896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7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54450583457947" calcext:value-type="float">
            <text:p>2.5445058345794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8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64234232902527" calcext:value-type="float">
            <text:p>2.6423423290252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9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79474806785583" calcext:value-type="float">
            <text:p>2.7947480678558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0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08002972602844" calcext:value-type="float">
            <text:p>3.0800297260284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23273777961731" calcext:value-type="float">
            <text:p>3.2327377796173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2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02365207672119" calcext:value-type="float">
            <text:p>2.0236520767211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3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13205456733704" calcext:value-type="float">
            <text:p>2.1320545673370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4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2523260116577" calcext:value-type="float">
            <text:p>2.2252326011657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76844906806946" calcext:value-type="float">
            <text:p>2.7684490680694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8397068977356" calcext:value-type="float">
            <text:p>2.839706897735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7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1.85278677940369" calcext:value-type="float">
            <text:p>1.8527867794036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8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1.96088647842407" calcext:value-type="float">
            <text:p>1.9608864784240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29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00335144996643" calcext:value-type="float">
            <text:p>2.0033514499664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0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66708850860596" calcext:value-type="float">
            <text:p>2.6670885086059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1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71283555030823" calcext:value-type="float">
            <text:p>2.7128355503082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2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810076713562" calcext:value-type="float">
            <text:p>2.381007671356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3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41099810600281" calcext:value-type="float">
            <text:p>2.4109981060028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4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4759464263916" calcext:value-type="float">
            <text:p>2.475946426391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5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1754584312439" calcext:value-type="float">
            <text:p>3.175458431243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6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34414935112" calcext:value-type="float">
            <text:p>3.3441493511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7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10827732086182" calcext:value-type="float">
            <text:p>2.108277320861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8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5730752944946" calcext:value-type="float">
            <text:p>2.2573075294494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39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9879465103149" calcext:value-type="float">
            <text:p>2.3987946510314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0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71385145187378" calcext:value-type="float">
            <text:p>2.7138514518737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71738362312317" calcext:value-type="float">
            <text:p>2.7173836231231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2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90945172309876" calcext:value-type="float">
            <text:p>1.9094517230987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92749571800232" calcext:value-type="float">
            <text:p>1.9274957180023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4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99521040916443" calcext:value-type="float">
            <text:p>1.9952104091644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5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602374792099" calcext:value-type="float">
            <text:p>2.60237479209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6591637134552" calcext:value-type="float">
            <text:p>2.65916371345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7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80579686164856" calcext:value-type="float">
            <text:p>1.8057968616485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8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8851957321167" calcext:value-type="float">
            <text:p>1.885195732116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49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88087439537048" calcext:value-type="float">
            <text:p>1.8808743953704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0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52677321434021" calcext:value-type="float">
            <text:p>2.5267732143402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67307376861572" calcext:value-type="float">
            <text:p>2.6730737686157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2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90204763412476" calcext:value-type="float">
            <text:p>1.9020476341247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3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94464373588562" calcext:value-type="float">
            <text:p>1.9446437358856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4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1.94887590408325" calcext:value-type="float">
            <text:p>1.9488759040832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5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66173410415649" calcext:value-type="float">
            <text:p>2.6617341041564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6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66874098777771" calcext:value-type="float">
            <text:p>2.6687409877777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7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01286745071411" calcext:value-type="float">
            <text:p>2.0128674507141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8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07024478912354" calcext:value-type="float">
            <text:p>2.0702447891235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59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4409422874451" calcext:value-type="float">
            <text:p>2.1440942287445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0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92131280899048" calcext:value-type="float">
            <text:p>2.9213128089904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1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3.0014021396637" calcext:value-type="float">
            <text:p>3.001402139663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2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4201006889343" calcext:value-type="float">
            <text:p>2.0420100688934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3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28807353973389" calcext:value-type="float">
            <text:p>2.2880735397338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4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34256815910339" calcext:value-type="float">
            <text:p>2.3425681591033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5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52224540710449" calcext:value-type="float">
            <text:p>2.5222454071044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6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64688181877136" calcext:value-type="float">
            <text:p>2.6468818187713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7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16736197471619" calcext:value-type="float">
            <text:p>2.1673619747161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8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16575169563293" calcext:value-type="float">
            <text:p>2.1657516956329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69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2523398399353" calcext:value-type="float">
            <text:p>2.252339839935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0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77480459213257" calcext:value-type="float">
            <text:p>2.7748045921325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1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71201038360596" calcext:value-type="float">
            <text:p>2.7120103836059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2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.89503717422485" calcext:value-type="float">
            <text:p>1.8950371742248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3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10528612136841" calcext:value-type="float">
            <text:p>2.1052861213684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4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13900375366211" calcext:value-type="float">
            <text:p>2.1390037536621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5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62323832511902" calcext:value-type="float">
            <text:p>2.6232383251190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6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6629102230072" calcext:value-type="float">
            <text:p>2.662910223007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7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.9731936454773" calcext:value-type="float">
            <text:p>1.973193645477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8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4824090003967" calcext:value-type="float">
            <text:p>2.0482409000396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79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8625674247742" calcext:value-type="float">
            <text:p>2.0862567424774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0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68163371086121" calcext:value-type="float">
            <text:p>2.6816337108612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69337272644043" calcext:value-type="float">
            <text:p>2.6933727264404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2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71507143974304" calcext:value-type="float">
            <text:p>2.7150714397430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3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75502753257751" calcext:value-type="float">
            <text:p>2.7550275325775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4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4165930747986" calcext:value-type="float">
            <text:p>2.8416593074798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90686535835266" calcext:value-type="float">
            <text:p>3.9068653583526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6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04080390930176" calcext:value-type="float">
            <text:p>4.0408039093017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7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09062838554382" calcext:value-type="float">
            <text:p>3.090628385543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8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1161060333252" calcext:value-type="float">
            <text:p>3.116106033325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89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15214467048645" calcext:value-type="float">
            <text:p>3.1521446704864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0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12560057640076" calcext:value-type="float">
            <text:p>4.1256005764007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18453598022461" calcext:value-type="float">
            <text:p>4.1845359802246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2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11843919754028" calcext:value-type="float">
            <text:p>3.1184391975402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3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15583968162537" calcext:value-type="float">
            <text:p>3.1558396816253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4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39296770095825" calcext:value-type="float">
            <text:p>3.3929677009582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5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07061553001404" calcext:value-type="float">
            <text:p>4.0706155300140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6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26824522018433" calcext:value-type="float">
            <text:p>4.2682452201843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7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96434450149536" calcext:value-type="float">
            <text:p>2.9643445014953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8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03436303138733" calcext:value-type="float">
            <text:p>3.0343630313873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99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04098725318909" calcext:value-type="float">
            <text:p>3.0409872531890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0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11143064498901" calcext:value-type="float">
            <text:p>4.1114306449890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1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11919760704041" calcext:value-type="float">
            <text:p>4.1191976070404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2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.6911888122559" calcext:value-type="float">
            <text:p>18.691188812255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9.3450930118561" calcext:value-type="float">
            <text:p>19.345093011856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4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210657119751" calcext:value-type="float">
            <text:p>20.21065711975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1.4911389350891" calcext:value-type="float">
            <text:p>21.491138935089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6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1.6883382797241" calcext:value-type="float">
            <text:p>21.688338279724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7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05362200737" calcext:value-type="float">
            <text:p>14.05362200737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8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2156970500946" calcext:value-type="float">
            <text:p>14.215697050094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09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2428162097931" calcext:value-type="float">
            <text:p>14.242816209793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0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697300195694" calcext:value-type="float">
            <text:p>20.69730019569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7714302539825" calcext:value-type="float">
            <text:p>20.771430253982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2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0477547645569" calcext:value-type="float">
            <text:p>14.047754764556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3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1527688503265" calcext:value-type="float">
            <text:p>14.1527688503265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4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268296957016" calcext:value-type="float">
            <text:p>14.268296957016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5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3100819587708" calcext:value-type="float">
            <text:p>20.3100819587708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6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503404378891" calcext:value-type="float">
            <text:p>20.503404378891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7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0129942893982" calcext:value-type="float">
            <text:p>14.0129942893982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8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2945580482483" calcext:value-type="float">
            <text:p>14.2945580482483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19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4780330657959" calcext:value-type="float">
            <text:p>14.4780330657959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20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7203562259674" calcext:value-type="float">
            <text:p>20.7203562259674</text:p>
          </table:table-cell>
        </table:table-row>
        <table:table-row table:style-name="ro1">
          <table:table-cell office:value-type="string" calcext:value-type="string">
            <text:p>QuickSortSeuil</text:p>
          </table:table-cell>
          <table:table-cell table:formula="of:=QUOTIENT([.C12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7802760601044" calcext:value-type="float">
            <text:p>20.78027606010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2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33204102516174" calcext:value-type="float">
            <text:p>2.332041025161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3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33525395393372" calcext:value-type="float">
            <text:p>2.335253953933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4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34722661972046" calcext:value-type="float">
            <text:p>2.347226619720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1903293132782" calcext:value-type="float">
            <text:p>3.19032931327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6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22864651679993" calcext:value-type="float">
            <text:p>3.228646516799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7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31614279747009" calcext:value-type="float">
            <text:p>2.316142797470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8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32881903648376" calcext:value-type="float">
            <text:p>2.328819036483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29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49360728263855" calcext:value-type="float">
            <text:p>2.4936072826385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0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24954509735107" calcext:value-type="float">
            <text:p>3.249545097351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31294178962708" calcext:value-type="float">
            <text:p>3.3129417896270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2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4738335609436" calcext:value-type="float">
            <text:p>2.473833560943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3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50933361053467" calcext:value-type="float">
            <text:p>2.5093336105346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4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50652384757996" calcext:value-type="float">
            <text:p>2.5065238475799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5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336909532547" calcext:value-type="float">
            <text:p>3.33690953254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6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38846874237061" calcext:value-type="float">
            <text:p>3.388468742370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7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47196841239929" calcext:value-type="float">
            <text:p>2.4719684123992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8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52871346473694" calcext:value-type="float">
            <text:p>2.5287134647369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39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.57589888572693" calcext:value-type="float">
            <text:p>2.5758988857269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0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40306234359741" calcext:value-type="float">
            <text:p>3.403062343597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1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3.41325044631958" calcext:value-type="float">
            <text:p>3.413250446319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2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4149560928345" calcext:value-type="float">
            <text:p>2.2414956092834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981972694397" calcext:value-type="float">
            <text:p>2.29819726943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4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1613087654114" calcext:value-type="float">
            <text:p>2.316130876541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16437315940857" calcext:value-type="float">
            <text:p>3.1643731594085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6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16904306411743" calcext:value-type="float">
            <text:p>3.169043064117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7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2714257240295" calcext:value-type="float">
            <text:p>2.227142572402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8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9174447059631" calcext:value-type="float">
            <text:p>2.291744470596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49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9895448684692" calcext:value-type="float">
            <text:p>2.298954486846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0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13664293289185" calcext:value-type="float">
            <text:p>3.136642932891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1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15219283103943" calcext:value-type="float">
            <text:p>3.1521928310394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2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0909109115601" calcext:value-type="float">
            <text:p>2.309091091156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3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5697650909424" calcext:value-type="float">
            <text:p>2.356976509094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4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8394784927368" calcext:value-type="float">
            <text:p>2.3839478492736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5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16941332817078" calcext:value-type="float">
            <text:p>3.169413328170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6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2347469329834" calcext:value-type="float">
            <text:p>3.23474693298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7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28544807434082" calcext:value-type="float">
            <text:p>2.285448074340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8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161096572876" calcext:value-type="float">
            <text:p>2.31610965728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59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2.37251138687134" calcext:value-type="float">
            <text:p>2.3725113868713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0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23175048828125" calcext:value-type="float">
            <text:p>3.231750488281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 office:value-type="float" office:value="3.25091290473938" calcext:value-type="float">
            <text:p>3.250912904739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2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07469797134399" calcext:value-type="float">
            <text:p>2.074697971343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3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09503841400146" calcext:value-type="float">
            <text:p>2.0950384140014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4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3937664031982" calcext:value-type="float">
            <text:p>2.139376640319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87290167808533" calcext:value-type="float">
            <text:p>2.872901678085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6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89915680885315" calcext:value-type="float">
            <text:p>2.899156808853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7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2238311767578" calcext:value-type="float">
            <text:p>2.122383117675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8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7699074745178" calcext:value-type="float">
            <text:p>2.1769907474517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69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2113835811615" calcext:value-type="float">
            <text:p>2.211383581161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0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99961376190186" calcext:value-type="float">
            <text:p>2.9996137619018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3.0403425693512" calcext:value-type="float">
            <text:p>3.04034256935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2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4362955093384" calcext:value-type="float">
            <text:p>2.1436295509338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3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4252257347107" calcext:value-type="float">
            <text:p>2.1425225734710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4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8921494483948" calcext:value-type="float">
            <text:p>2.189214944839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5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98007082939148" calcext:value-type="float">
            <text:p>2.9800708293914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6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9861466884613" calcext:value-type="float">
            <text:p>2.98614668846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7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06008124351501" calcext:value-type="float">
            <text:p>2.060081243515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8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10061311721802" calcext:value-type="float">
            <text:p>2.1006131172180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79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20357537269592" calcext:value-type="float">
            <text:p>2.2035753726959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0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89252662658691" calcext:value-type="float">
            <text:p>2.892526626586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2.90185379981995" calcext:value-type="float">
            <text:p>2.901853799819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2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3337025642395" calcext:value-type="float">
            <text:p>2.0333702564239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3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6844592094421" calcext:value-type="float">
            <text:p>2.0684459209442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4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9011483192444" calcext:value-type="float">
            <text:p>2.0901148319244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5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80108189582825" calcext:value-type="float">
            <text:p>2.8010818958282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83907723426819" calcext:value-type="float">
            <text:p>2.839077234268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7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4282903671265" calcext:value-type="float">
            <text:p>2.042829036712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8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7981538772583" calcext:value-type="float">
            <text:p>2.0798153877258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89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8661413192749" calcext:value-type="float">
            <text:p>2.0866141319274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0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84667992591858" calcext:value-type="float">
            <text:p>2.846679925918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1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86985492706299" calcext:value-type="float">
            <text:p>2.869854927062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2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.94797301292419" calcext:value-type="float">
            <text:p>1.9479730129241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3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4403495788574" calcext:value-type="float">
            <text:p>2.044034957885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4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13986158370972" calcext:value-type="float">
            <text:p>2.139861583709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5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7815682888031" calcext:value-type="float">
            <text:p>2.78156828880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6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81937694549561" calcext:value-type="float">
            <text:p>2.8193769454956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7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5679225921631" calcext:value-type="float">
            <text:p>2.0567922592163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8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08253264427185" calcext:value-type="float">
            <text:p>2.0825326442718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199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174640417099" calcext:value-type="float">
            <text:p>2.1746404170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0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8496687412262" calcext:value-type="float">
            <text:p>2.849668741226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.86406111717224" calcext:value-type="float">
            <text:p>2.864061117172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2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1722187995911" calcext:value-type="float">
            <text:p>2.817221879959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6393904685974" calcext:value-type="float">
            <text:p>2.863939046859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4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915011882782" calcext:value-type="float">
            <text:p>2.891501188278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5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96766352653503" calcext:value-type="float">
            <text:p>3.9676635265350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6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97294330596924" calcext:value-type="float">
            <text:p>3.9729433059692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7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1815934181213" calcext:value-type="float">
            <text:p>2.8181593418121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8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3911299705505" calcext:value-type="float">
            <text:p>2.8391129970550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09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8348412513733" calcext:value-type="float">
            <text:p>2.883484125137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0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9337785243988" calcext:value-type="float">
            <text:p>3.933778524398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1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95368075370789" calcext:value-type="float">
            <text:p>3.9536807537078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2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70275354385376" calcext:value-type="float">
            <text:p>2.702753543853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3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73106217384338" calcext:value-type="float">
            <text:p>2.7310621738433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4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93507766723633" calcext:value-type="float">
            <text:p>2.93507766723633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5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90781283378601" calcext:value-type="float">
            <text:p>3.9078128337860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6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3.96753263473511" calcext:value-type="float">
            <text:p>3.9675326347351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7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88138127326965" calcext:value-type="float">
            <text:p>2.88138127326965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8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91863346099854" calcext:value-type="float">
            <text:p>2.9186334609985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19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2.94564580917358" calcext:value-type="float">
            <text:p>2.9456458091735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0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00559687614441" calcext:value-type="float">
            <text:p>4.0055968761444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1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float" office:value="4.04784226417542" calcext:value-type="float">
            <text:p>4.047842264175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2]; 10) 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0772755146027" calcext:value-type="float">
            <text:p>14.077275514602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3]; 10) 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.8062922954559" calcext:value-type="float">
            <text:p>15.806292295455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4]; 10) 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.9488868713379" calcext:value-type="float">
            <text:p>15.948886871337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5]; 10) 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9.6306772232056" calcext:value-type="float">
            <text:p>19.630677223205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6]; 10) 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9.835266828537" calcext:value-type="float">
            <text:p>19.83526682853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7]; 10) 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.9886522293091" calcext:value-type="float">
            <text:p>13.9886522293091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8]; 10) 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0911831855774" calcext:value-type="float">
            <text:p>14.091183185577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29]; 10) 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.8658180236816" calcext:value-type="float">
            <text:p>15.865818023681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0]; 10) 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9.0000114440918" calcext:value-type="float">
            <text:p>19.0000114440918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1]; 10) 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6084458827972" calcext:value-type="float">
            <text:p>20.608445882797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2]; 10) 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2127702236176" calcext:value-type="float">
            <text:p>14.212770223617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3]; 10) 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3610157966614" calcext:value-type="float">
            <text:p>14.3610157966614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4]; 10) 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5525968074799" calcext:value-type="float">
            <text:p>14.552596807479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5]; 10) 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7537183761597" calcext:value-type="float">
            <text:p>20.7537183761597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6]; 10) 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809360742569" calcext:value-type="float">
            <text:p>20.80936074256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7]; 10) 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318377494812" calcext:value-type="float">
            <text:p>14.31837749481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8]; 10) 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336483001709" calcext:value-type="float">
            <text:p>14.336483001709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39]; 10) 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.3507566452026" calcext:value-type="float">
            <text:p>14.3507566452026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40]; 10) 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6000516414642" calcext:value-type="float">
            <text:p>20.6000516414642</text:p>
          </table:table-cell>
        </table:table-row>
        <table:table-row table:style-name="ro1">
          <table:table-cell office:value-type="string" calcext:value-type="string">
            <text:p>QuickSortRandomSeuil</text:p>
          </table:table-cell>
          <table:table-cell table:formula="of:=QUOTIENT([.C241]; 10) 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.7750067710876" calcext:value-type="float">
            <text:p>20.7750067710876</text:p>
          </table:table-cell>
        </table:table-row>
      </table:table>
      <table:table table:name="Pivot Table_data_1" table:style-name="ta1">
        <table:table-column table:style-name="co6" table:default-cell-style-name="ce5"/>
        <table:table-column table:style-name="co6" table:default-cell-style-name="ce12"/>
        <table:table-column table:style-name="co6" table:default-cell-style-name="ce18"/>
        <table:table-column table:style-name="co6" table:default-cell-style-name="ce23"/>
        <table:table-column table:style-name="co6" table:number-columns-repeated="2" table:default-cell-style-name="Pivot_20_Table_20_Value"/>
        <table:table-column table:style-name="co6" table:default-cell-style-name="ce33"/>
        <table:table-row table:style-name="ro1">
          <table:table-cell table:style-name="ce1" office:value-type="string" calcext:value-type="string">
            <text:p>Average - temps d'exécution</text:p>
          </table:table-cell>
          <table:table-cell table:style-name="ce8"/>
          <table:table-cell table:style-name="ce15" office:value-type="string" calcext:value-type="string">
            <text:p>algorithme</text:p>
          </table:table-cell>
          <table:table-cell table:style-name="ce15" office:value-type="string" calcext:value-type="string">
            <text:p>series</text:p>
          </table:table-cell>
          <table:table-cell table:style-name="ce26" table:number-columns-repeated="2"/>
          <table:table-cell table:style-name="ce29"/>
        </table:table-row>
        <table:table-row table:style-name="ro1">
          <table:table-cell table:style-name="ce2"/>
          <table:table-cell table:style-name="ce9"/>
          <table:table-cell table:style-name="ce16" office:value-type="string" calcext:value-type="string">
            <text:p>QuickSortRandomSeuil</text:p>
          </table:table-cell>
          <table:table-cell table:style-name="ce21"/>
          <table:table-cell table:style-name="ce16" office:value-type="string" calcext:value-type="string">
            <text:p>QuickSortSeuil</text:p>
          </table:table-cell>
          <table:table-cell table:style-name="ce21"/>
          <table:table-cell table:style-name="ce30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taille du tableau</text:p>
          </table:table-cell>
          <table:table-cell table:style-name="ce10" office:value-type="string" calcext:value-type="string">
            <text:p>seuil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31"/>
        </table:table-row>
        <table:table-row table:style-name="ro1">
          <table:table-cell table:style-name="ce4" office:value-type="float" office:value="500000" calcext:value-type="float">
            <text:p>500000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.71345534324646" calcext:value-type="float">
            <text:p>2.71345534324646</text:p>
          </table:table-cell>
          <table:table-cell table:style-name="ce22" office:value-type="float" office:value="2.8607962846756" calcext:value-type="float">
            <text:p>2.8607962846756</text:p>
          </table:table-cell>
          <table:table-cell table:style-name="ce27" office:value-type="float" office:value="2.20678300857544" calcext:value-type="float">
            <text:p>2.20678300857544</text:p>
          </table:table-cell>
          <table:table-cell table:style-name="ce27" office:value-type="float" office:value="2.74370446205139" calcext:value-type="float">
            <text:p>2.74370446205139</text:p>
          </table:table-cell>
          <table:table-cell table:style-name="ce32" office:value-type="float" office:value="2.63118477463722" calcext:value-type="float">
            <text:p>2.631184774637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62959172725677" calcext:value-type="float">
            <text:p>2.62959172725677</text:p>
          </table:table-cell>
          <table:table-cell office:value-type="float" office:value="2.69109082221985" calcext:value-type="float">
            <text:p>2.69109082221985</text:p>
          </table:table-cell>
          <table:table-cell office:value-type="float" office:value="2.31860439777374" calcext:value-type="float">
            <text:p>2.31860439777374</text:p>
          </table:table-cell>
          <table:table-cell office:value-type="float" office:value="2.59831745624542" calcext:value-type="float">
            <text:p>2.59831745624542</text:p>
          </table:table-cell>
          <table:table-cell office:value-type="float" office:value="2.55940110087395" calcext:value-type="float">
            <text:p>2.559401100873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46318852901459" calcext:value-type="float">
            <text:p>2.46318852901459</text:p>
          </table:table-cell>
          <table:table-cell office:value-type="float" office:value="2.4600234746933" calcext:value-type="float">
            <text:p>2.4600234746933</text:p>
          </table:table-cell>
          <table:table-cell office:value-type="float" office:value="2.18654103279114" calcext:value-type="float">
            <text:p>2.18654103279114</text:p>
          </table:table-cell>
          <table:table-cell office:value-type="float" office:value="2.32759637832642" calcext:value-type="float">
            <text:p>2.32759637832642</text:p>
          </table:table-cell>
          <table:table-cell office:value-type="float" office:value="2.35933735370636" calcext:value-type="float">
            <text:p>2.3593373537063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37578835487366" calcext:value-type="float">
            <text:p>2.37578835487366</text:p>
          </table:table-cell>
          <table:table-cell office:value-type="float" office:value="2.3760509967804" calcext:value-type="float">
            <text:p>2.3760509967804</text:p>
          </table:table-cell>
          <table:table-cell office:value-type="float" office:value="2.39140474796295" calcext:value-type="float">
            <text:p>2.39140474796295</text:p>
          </table:table-cell>
          <table:table-cell office:value-type="float" office:value="2.29081733226776" calcext:value-type="float">
            <text:p>2.29081733226776</text:p>
          </table:table-cell>
          <table:table-cell office:value-type="float" office:value="2.35851535797119" calcext:value-type="float">
            <text:p>2.3585153579711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29414846897125" calcext:value-type="float">
            <text:p>3.29414846897125</text:p>
          </table:table-cell>
          <table:table-cell office:value-type="float" office:value="3.30433385372162" calcext:value-type="float">
            <text:p>3.30433385372162</text:p>
          </table:table-cell>
          <table:table-cell office:value-type="float" office:value="3.39284431934357" calcext:value-type="float">
            <text:p>3.39284431934357</text:p>
          </table:table-cell>
          <table:table-cell office:value-type="float" office:value="3.52764303684235" calcext:value-type="float">
            <text:p>3.52764303684235</text:p>
          </table:table-cell>
          <table:table-cell office:value-type="float" office:value="3.3797424197197" calcext:value-type="float">
            <text:p>3.3797424197197</text:p>
          </table:table-cell>
        </table:table-row>
        <table:table-row table:style-name="ro1">
          <table:table-cell table:style-name="ce6"/>
          <table:table-cell table:style-name="ce13" office:value-type="float" office:value="1000" calcext:value-type="float">
            <text:p>1000</text:p>
          </table:table-cell>
          <table:table-cell table:style-name="ce19" office:value-type="float" office:value="16.8852509498596" calcext:value-type="float">
            <text:p>16.8852509498596</text:p>
          </table:table-cell>
          <table:table-cell table:style-name="ce24" office:value-type="float" office:value="16.9070137500763" calcext:value-type="float">
            <text:p>16.9070137500763</text:p>
          </table:table-cell>
          <table:table-cell table:style-name="ce28" office:value-type="float" office:value="18.540728187561" calcext:value-type="float">
            <text:p>18.540728187561</text:p>
          </table:table-cell>
          <table:table-cell table:style-name="ce28" office:value-type="float" office:value="16.7568524599075" calcext:value-type="float">
            <text:p>16.7568524599075</text:p>
          </table:table-cell>
          <table:table-cell table:style-name="ce34" office:value-type="float" office:value="17.2724613368511" calcext:value-type="float">
            <text:p>17.2724613368511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4"/>
          <table:table-cell table:style-name="ce20" office:value-type="float" office:value="5.06023722887039" calcext:value-type="float">
            <text:p>5.06023722887039</text:p>
          </table:table-cell>
          <table:table-cell table:style-name="ce25" office:value-type="float" office:value="5.09988486369451" calcext:value-type="float">
            <text:p>5.09988486369451</text:p>
          </table:table-cell>
          <table:table-cell table:style-name="ce20" office:value-type="float" office:value="5.17281761566798" calcext:value-type="float">
            <text:p>5.17281761566798</text:p>
          </table:table-cell>
          <table:table-cell table:style-name="ce25" office:value-type="float" office:value="5.04082185427348" calcext:value-type="float">
            <text:p>5.04082185427348</text:p>
          </table:table-cell>
          <table:table-cell table:style-name="ce35" office:value-type="float" office:value="5.09344039062659" calcext:value-type="float">
            <text:p>5.09344039062659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_1'.A1:'Pivot Table_data_1'.G10" table:buttons="'Pivot Table_data_1'.A3 'Pivot Table_data_1'.B3 'Pivot Table_data_1'.C1 'Pivot Table_data_1'.D1" table:show-filter-button="false" table:drill-down-on-double-click="false">
          <table:source-cell-range table:cell-range-address="data.A1:data.F241"/>
          <table:data-pilot-field table:source-field-name="algorithme" table:orientation="column" table:used-hierarchy="0" table:function="auto">
            <table:data-pilot-level table:show-empty="false" calcext:repeat-item-labels="false">
              <table:data-pilot-members>
                <table:data-pilot-member table:name="QuickSortRandomSeuil" table:display="true" table:show-details="true"/>
                <table:data-pilot-member table:name="QuickSort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ies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ille du tableau" table:orientation="row" table:used-hierarchy="0" table:function="auto">
            <table:data-pilot-level table:show-empty="false" calcext:repeat-item-labels="false">
              <table:data-pilot-members>
                <table:data-pilot-member table:name="5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ui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d'exécution" table:orientation="data" table:used-hierarchy="0" table:function="average">
            <table:data-pilot-level table:show-empty="false" calcext:repeat-item-labels="false">
              <table:data-pilot-members>
                <table:data-pilot-member table:name="1.7872006893158" table:display="true" table:show-details="true"/>
                <table:data-pilot-member table:name="1.80579686164856" table:display="true" table:show-details="true"/>
                <table:data-pilot-member table:name="1.84711194038391" table:display="true" table:show-details="true"/>
                <table:data-pilot-member table:name="1.85278677940369" table:display="true" table:show-details="true"/>
                <table:data-pilot-member table:name="1.88087439537048" table:display="true" table:show-details="true"/>
                <table:data-pilot-member table:name="1.88120198249817" table:display="true" table:show-details="true"/>
                <table:data-pilot-member table:name="1.8851957321167" table:display="true" table:show-details="true"/>
                <table:data-pilot-member table:name="1.88730573654175" table:display="true" table:show-details="true"/>
                <table:data-pilot-member table:name="1.89503717422485" table:display="true" table:show-details="true"/>
                <table:data-pilot-member table:name="1.89516258239746" table:display="true" table:show-details="true"/>
                <table:data-pilot-member table:name="1.90204763412476" table:display="true" table:show-details="true"/>
                <table:data-pilot-member table:name="1.90945172309876" table:display="true" table:show-details="true"/>
                <table:data-pilot-member table:name="1.92749571800232" table:display="true" table:show-details="true"/>
                <table:data-pilot-member table:name="1.94464373588562" table:display="true" table:show-details="true"/>
                <table:data-pilot-member table:name="1.94797301292419" table:display="true" table:show-details="true"/>
                <table:data-pilot-member table:name="1.94887590408325" table:display="true" table:show-details="true"/>
                <table:data-pilot-member table:name="1.96088647842407" table:display="true" table:show-details="true"/>
                <table:data-pilot-member table:name="1.9731936454773" table:display="true" table:show-details="true"/>
                <table:data-pilot-member table:name="1.976811170578" table:display="true" table:show-details="true"/>
                <table:data-pilot-member table:name="1.99521040916443" table:display="true" table:show-details="true"/>
                <table:data-pilot-member table:name="2.00335144996643" table:display="true" table:show-details="true"/>
                <table:data-pilot-member table:name="2.01286745071411" table:display="true" table:show-details="true"/>
                <table:data-pilot-member table:name="2.02365207672119" table:display="true" table:show-details="true"/>
                <table:data-pilot-member table:name="2.03337025642395" table:display="true" table:show-details="true"/>
                <table:data-pilot-member table:name="2.04201006889343" table:display="true" table:show-details="true"/>
                <table:data-pilot-member table:name="2.04282903671265" table:display="true" table:show-details="true"/>
                <table:data-pilot-member table:name="2.04403495788574" table:display="true" table:show-details="true"/>
                <table:data-pilot-member table:name="2.04824090003967" table:display="true" table:show-details="true"/>
                <table:data-pilot-member table:name="2.05679225921631" table:display="true" table:show-details="true"/>
                <table:data-pilot-member table:name="2.06008124351501" table:display="true" table:show-details="true"/>
                <table:data-pilot-member table:name="2.06844592094421" table:display="true" table:show-details="true"/>
                <table:data-pilot-member table:name="2.07024478912354" table:display="true" table:show-details="true"/>
                <table:data-pilot-member table:name="2.07469797134399" table:display="true" table:show-details="true"/>
                <table:data-pilot-member table:name="2.07981538772583" table:display="true" table:show-details="true"/>
                <table:data-pilot-member table:name="2.08253264427185" table:display="true" table:show-details="true"/>
                <table:data-pilot-member table:name="2.08625674247742" table:display="true" table:show-details="true"/>
                <table:data-pilot-member table:name="2.08661413192749" table:display="true" table:show-details="true"/>
                <table:data-pilot-member table:name="2.09011483192444" table:display="true" table:show-details="true"/>
                <table:data-pilot-member table:name="2.09503841400146" table:display="true" table:show-details="true"/>
                <table:data-pilot-member table:name="2.10061311721802" table:display="true" table:show-details="true"/>
                <table:data-pilot-member table:name="2.10528612136841" table:display="true" table:show-details="true"/>
                <table:data-pilot-member table:name="2.10827732086182" table:display="true" table:show-details="true"/>
                <table:data-pilot-member table:name="2.12238311767578" table:display="true" table:show-details="true"/>
                <table:data-pilot-member table:name="2.13205456733704" table:display="true" table:show-details="true"/>
                <table:data-pilot-member table:name="2.13900375366211" table:display="true" table:show-details="true"/>
                <table:data-pilot-member table:name="2.13937664031982" table:display="true" table:show-details="true"/>
                <table:data-pilot-member table:name="2.13986158370972" table:display="true" table:show-details="true"/>
                <table:data-pilot-member table:name="2.14252257347107" table:display="true" table:show-details="true"/>
                <table:data-pilot-member table:name="2.14362955093384" table:display="true" table:show-details="true"/>
                <table:data-pilot-member table:name="2.14409422874451" table:display="true" table:show-details="true"/>
                <table:data-pilot-member table:name="2.15988659858704" table:display="true" table:show-details="true"/>
                <table:data-pilot-member table:name="2.16575169563293" table:display="true" table:show-details="true"/>
                <table:data-pilot-member table:name="2.16736197471619" table:display="true" table:show-details="true"/>
                <table:data-pilot-member table:name="2.174640417099" table:display="true" table:show-details="true"/>
                <table:data-pilot-member table:name="2.17699074745178" table:display="true" table:show-details="true"/>
                <table:data-pilot-member table:name="2.18921494483948" table:display="true" table:show-details="true"/>
                <table:data-pilot-member table:name="2.20357537269592" table:display="true" table:show-details="true"/>
                <table:data-pilot-member table:name="2.2113835811615" table:display="true" table:show-details="true"/>
                <table:data-pilot-member table:name="2.22523260116577" table:display="true" table:show-details="true"/>
                <table:data-pilot-member table:name="2.22714257240295" table:display="true" table:show-details="true"/>
                <table:data-pilot-member table:name="2.24149560928345" table:display="true" table:show-details="true"/>
                <table:data-pilot-member table:name="2.2523398399353" table:display="true" table:show-details="true"/>
                <table:data-pilot-member table:name="2.25730752944946" table:display="true" table:show-details="true"/>
                <table:data-pilot-member table:name="2.28544807434082" table:display="true" table:show-details="true"/>
                <table:data-pilot-member table:name="2.28807353973389" table:display="true" table:show-details="true"/>
                <table:data-pilot-member table:name="2.29174447059631" table:display="true" table:show-details="true"/>
                <table:data-pilot-member table:name="2.2981972694397" table:display="true" table:show-details="true"/>
                <table:data-pilot-member table:name="2.29895448684692" table:display="true" table:show-details="true"/>
                <table:data-pilot-member table:name="2.30909109115601" table:display="true" table:show-details="true"/>
                <table:data-pilot-member table:name="2.3161096572876" table:display="true" table:show-details="true"/>
                <table:data-pilot-member table:name="2.31613087654114" table:display="true" table:show-details="true"/>
                <table:data-pilot-member table:name="2.31614279747009" table:display="true" table:show-details="true"/>
                <table:data-pilot-member table:name="2.32881903648376" table:display="true" table:show-details="true"/>
                <table:data-pilot-member table:name="2.33204102516174" table:display="true" table:show-details="true"/>
                <table:data-pilot-member table:name="2.33525395393372" table:display="true" table:show-details="true"/>
                <table:data-pilot-member table:name="2.34256815910339" table:display="true" table:show-details="true"/>
                <table:data-pilot-member table:name="2.34722661972046" table:display="true" table:show-details="true"/>
                <table:data-pilot-member table:name="2.35697650909424" table:display="true" table:show-details="true"/>
                <table:data-pilot-member table:name="2.37251138687134" table:display="true" table:show-details="true"/>
                <table:data-pilot-member table:name="2.3810076713562" table:display="true" table:show-details="true"/>
                <table:data-pilot-member table:name="2.38394784927368" table:display="true" table:show-details="true"/>
                <table:data-pilot-member table:name="2.39103007316589" table:display="true" table:show-details="true"/>
                <table:data-pilot-member table:name="2.39879465103149" table:display="true" table:show-details="true"/>
                <table:data-pilot-member table:name="2.41099810600281" table:display="true" table:show-details="true"/>
                <table:data-pilot-member table:name="2.43343639373779" table:display="true" table:show-details="true"/>
                <table:data-pilot-member table:name="2.47196841239929" table:display="true" table:show-details="true"/>
                <table:data-pilot-member table:name="2.4738335609436" table:display="true" table:show-details="true"/>
                <table:data-pilot-member table:name="2.4759464263916" table:display="true" table:show-details="true"/>
                <table:data-pilot-member table:name="2.49360728263855" table:display="true" table:show-details="true"/>
                <table:data-pilot-member table:name="2.50652384757996" table:display="true" table:show-details="true"/>
                <table:data-pilot-member table:name="2.50933361053467" table:display="true" table:show-details="true"/>
                <table:data-pilot-member table:name="2.52224540710449" table:display="true" table:show-details="true"/>
                <table:data-pilot-member table:name="2.52677321434021" table:display="true" table:show-details="true"/>
                <table:data-pilot-member table:name="2.52871346473694" table:display="true" table:show-details="true"/>
                <table:data-pilot-member table:name="2.54450583457947" table:display="true" table:show-details="true"/>
                <table:data-pilot-member table:name="2.57589888572693" table:display="true" table:show-details="true"/>
                <table:data-pilot-member table:name="2.602374792099" table:display="true" table:show-details="true"/>
                <table:data-pilot-member table:name="2.62078499794006" table:display="true" table:show-details="true"/>
                <table:data-pilot-member table:name="2.62323832511902" table:display="true" table:show-details="true"/>
                <table:data-pilot-member table:name="2.64234232902527" table:display="true" table:show-details="true"/>
                <table:data-pilot-member table:name="2.64688181877136" table:display="true" table:show-details="true"/>
                <table:data-pilot-member table:name="2.6591637134552" table:display="true" table:show-details="true"/>
                <table:data-pilot-member table:name="2.66135001182556" table:display="true" table:show-details="true"/>
                <table:data-pilot-member table:name="2.66173410415649" table:display="true" table:show-details="true"/>
                <table:data-pilot-member table:name="2.6629102230072" table:display="true" table:show-details="true"/>
                <table:data-pilot-member table:name="2.66708850860596" table:display="true" table:show-details="true"/>
                <table:data-pilot-member table:name="2.66874098777771" table:display="true" table:show-details="true"/>
                <table:data-pilot-member table:name="2.67307376861572" table:display="true" table:show-details="true"/>
                <table:data-pilot-member table:name="2.68163371086121" table:display="true" table:show-details="true"/>
                <table:data-pilot-member table:name="2.69337272644043" table:display="true" table:show-details="true"/>
                <table:data-pilot-member table:name="2.70275354385376" table:display="true" table:show-details="true"/>
                <table:data-pilot-member table:name="2.71201038360596" table:display="true" table:show-details="true"/>
                <table:data-pilot-member table:name="2.71283555030823" table:display="true" table:show-details="true"/>
                <table:data-pilot-member table:name="2.71385145187378" table:display="true" table:show-details="true"/>
                <table:data-pilot-member table:name="2.71507143974304" table:display="true" table:show-details="true"/>
                <table:data-pilot-member table:name="2.71738362312317" table:display="true" table:show-details="true"/>
                <table:data-pilot-member table:name="2.73106217384338" table:display="true" table:show-details="true"/>
                <table:data-pilot-member table:name="2.75123691558838" table:display="true" table:show-details="true"/>
                <table:data-pilot-member table:name="2.75502753257751" table:display="true" table:show-details="true"/>
                <table:data-pilot-member table:name="2.7596640586853" table:display="true" table:show-details="true"/>
                <table:data-pilot-member table:name="2.76844906806946" table:display="true" table:show-details="true"/>
                <table:data-pilot-member table:name="2.77480459213257" table:display="true" table:show-details="true"/>
                <table:data-pilot-member table:name="2.7815682888031" table:display="true" table:show-details="true"/>
                <table:data-pilot-member table:name="2.79474806785583" table:display="true" table:show-details="true"/>
                <table:data-pilot-member table:name="2.80108189582825" table:display="true" table:show-details="true"/>
                <table:data-pilot-member table:name="2.81722187995911" table:display="true" table:show-details="true"/>
                <table:data-pilot-member table:name="2.81815934181213" table:display="true" table:show-details="true"/>
                <table:data-pilot-member table:name="2.81937694549561" table:display="true" table:show-details="true"/>
                <table:data-pilot-member table:name="2.83907723426819" table:display="true" table:show-details="true"/>
                <table:data-pilot-member table:name="2.83911299705505" table:display="true" table:show-details="true"/>
                <table:data-pilot-member table:name="2.8397068977356" table:display="true" table:show-details="true"/>
                <table:data-pilot-member table:name="2.84165930747986" table:display="true" table:show-details="true"/>
                <table:data-pilot-member table:name="2.84667992591858" table:display="true" table:show-details="true"/>
                <table:data-pilot-member table:name="2.8496687412262" table:display="true" table:show-details="true"/>
                <table:data-pilot-member table:name="2.86393904685974" table:display="true" table:show-details="true"/>
                <table:data-pilot-member table:name="2.86406111717224" table:display="true" table:show-details="true"/>
                <table:data-pilot-member table:name="2.86985492706299" table:display="true" table:show-details="true"/>
                <table:data-pilot-member table:name="2.87290167808533" table:display="true" table:show-details="true"/>
                <table:data-pilot-member table:name="2.88138127326965" table:display="true" table:show-details="true"/>
                <table:data-pilot-member table:name="2.88348412513733" table:display="true" table:show-details="true"/>
                <table:data-pilot-member table:name="2.8915011882782" table:display="true" table:show-details="true"/>
                <table:data-pilot-member table:name="2.89252662658691" table:display="true" table:show-details="true"/>
                <table:data-pilot-member table:name="2.89915680885315" table:display="true" table:show-details="true"/>
                <table:data-pilot-member table:name="2.90185379981995" table:display="true" table:show-details="true"/>
                <table:data-pilot-member table:name="2.91863346099854" table:display="true" table:show-details="true"/>
                <table:data-pilot-member table:name="2.92131280899048" table:display="true" table:show-details="true"/>
                <table:data-pilot-member table:name="2.93507766723633" table:display="true" table:show-details="true"/>
                <table:data-pilot-member table:name="2.94564580917358" table:display="true" table:show-details="true"/>
                <table:data-pilot-member table:name="2.96434450149536" table:display="true" table:show-details="true"/>
                <table:data-pilot-member table:name="2.98007082939148" table:display="true" table:show-details="true"/>
                <table:data-pilot-member table:name="2.9861466884613" table:display="true" table:show-details="true"/>
                <table:data-pilot-member table:name="2.99961376190186" table:display="true" table:show-details="true"/>
                <table:data-pilot-member table:name="3.0014021396637" table:display="true" table:show-details="true"/>
                <table:data-pilot-member table:name="3.03436303138733" table:display="true" table:show-details="true"/>
                <table:data-pilot-member table:name="3.0403425693512" table:display="true" table:show-details="true"/>
                <table:data-pilot-member table:name="3.04098725318909" table:display="true" table:show-details="true"/>
                <table:data-pilot-member table:name="3.07537531852722" table:display="true" table:show-details="true"/>
                <table:data-pilot-member table:name="3.08002972602844" table:display="true" table:show-details="true"/>
                <table:data-pilot-member table:name="3.08295249938965" table:display="true" table:show-details="true"/>
                <table:data-pilot-member table:name="3.09062838554382" table:display="true" table:show-details="true"/>
                <table:data-pilot-member table:name="3.1161060333252" table:display="true" table:show-details="true"/>
                <table:data-pilot-member table:name="3.11843919754028" table:display="true" table:show-details="true"/>
                <table:data-pilot-member table:name="3.13664293289185" table:display="true" table:show-details="true"/>
                <table:data-pilot-member table:name="3.15214467048645" table:display="true" table:show-details="true"/>
                <table:data-pilot-member table:name="3.15219283103943" table:display="true" table:show-details="true"/>
                <table:data-pilot-member table:name="3.15583968162537" table:display="true" table:show-details="true"/>
                <table:data-pilot-member table:name="3.16437315940857" table:display="true" table:show-details="true"/>
                <table:data-pilot-member table:name="3.16904306411743" table:display="true" table:show-details="true"/>
                <table:data-pilot-member table:name="3.16941332817078" table:display="true" table:show-details="true"/>
                <table:data-pilot-member table:name="3.1754584312439" table:display="true" table:show-details="true"/>
                <table:data-pilot-member table:name="3.1903293132782" table:display="true" table:show-details="true"/>
                <table:data-pilot-member table:name="3.22864651679993" table:display="true" table:show-details="true"/>
                <table:data-pilot-member table:name="3.23175048828125" table:display="true" table:show-details="true"/>
                <table:data-pilot-member table:name="3.23273777961731" table:display="true" table:show-details="true"/>
                <table:data-pilot-member table:name="3.2347469329834" table:display="true" table:show-details="true"/>
                <table:data-pilot-member table:name="3.24954509735107" table:display="true" table:show-details="true"/>
                <table:data-pilot-member table:name="3.25091290473938" table:display="true" table:show-details="true"/>
                <table:data-pilot-member table:name="3.31294178962708" table:display="true" table:show-details="true"/>
                <table:data-pilot-member table:name="3.336909532547" table:display="true" table:show-details="true"/>
                <table:data-pilot-member table:name="3.34414935112" table:display="true" table:show-details="true"/>
                <table:data-pilot-member table:name="3.38846874237061" table:display="true" table:show-details="true"/>
                <table:data-pilot-member table:name="3.39296770095825" table:display="true" table:show-details="true"/>
                <table:data-pilot-member table:name="3.40306234359741" table:display="true" table:show-details="true"/>
                <table:data-pilot-member table:name="3.41325044631958" table:display="true" table:show-details="true"/>
                <table:data-pilot-member table:name="3.90686535835266" table:display="true" table:show-details="true"/>
                <table:data-pilot-member table:name="3.90781283378601" table:display="true" table:show-details="true"/>
                <table:data-pilot-member table:name="3.9337785243988" table:display="true" table:show-details="true"/>
                <table:data-pilot-member table:name="3.95368075370789" table:display="true" table:show-details="true"/>
                <table:data-pilot-member table:name="3.96753263473511" table:display="true" table:show-details="true"/>
                <table:data-pilot-member table:name="3.96766352653503" table:display="true" table:show-details="true"/>
                <table:data-pilot-member table:name="3.97294330596924" table:display="true" table:show-details="true"/>
                <table:data-pilot-member table:name="4.00559687614441" table:display="true" table:show-details="true"/>
                <table:data-pilot-member table:name="4.04080390930176" table:display="true" table:show-details="true"/>
                <table:data-pilot-member table:name="4.04784226417542" table:display="true" table:show-details="true"/>
                <table:data-pilot-member table:name="4.07061553001404" table:display="true" table:show-details="true"/>
                <table:data-pilot-member table:name="4.11143064498901" table:display="true" table:show-details="true"/>
                <table:data-pilot-member table:name="4.11919760704041" table:display="true" table:show-details="true"/>
                <table:data-pilot-member table:name="4.12560057640076" table:display="true" table:show-details="true"/>
                <table:data-pilot-member table:name="4.18453598022461" table:display="true" table:show-details="true"/>
                <table:data-pilot-member table:name="4.26824522018433" table:display="true" table:show-details="true"/>
                <table:data-pilot-member table:name="13.9886522293091" table:display="true" table:show-details="true"/>
                <table:data-pilot-member table:name="14.0129942893982" table:display="true" table:show-details="true"/>
                <table:data-pilot-member table:name="14.0477547645569" table:display="true" table:show-details="true"/>
                <table:data-pilot-member table:name="14.05362200737" table:display="true" table:show-details="true"/>
                <table:data-pilot-member table:name="14.0772755146027" table:display="true" table:show-details="true"/>
                <table:data-pilot-member table:name="14.0911831855774" table:display="true" table:show-details="true"/>
                <table:data-pilot-member table:name="14.1527688503265" table:display="true" table:show-details="true"/>
                <table:data-pilot-member table:name="14.2127702236176" table:display="true" table:show-details="true"/>
                <table:data-pilot-member table:name="14.2156970500946" table:display="true" table:show-details="true"/>
                <table:data-pilot-member table:name="14.2428162097931" table:display="true" table:show-details="true"/>
                <table:data-pilot-member table:name="14.268296957016" table:display="true" table:show-details="true"/>
                <table:data-pilot-member table:name="14.2945580482483" table:display="true" table:show-details="true"/>
                <table:data-pilot-member table:name="14.318377494812" table:display="true" table:show-details="true"/>
                <table:data-pilot-member table:name="14.336483001709" table:display="true" table:show-details="true"/>
                <table:data-pilot-member table:name="14.3507566452026" table:display="true" table:show-details="true"/>
                <table:data-pilot-member table:name="14.3610157966614" table:display="true" table:show-details="true"/>
                <table:data-pilot-member table:name="14.4780330657959" table:display="true" table:show-details="true"/>
                <table:data-pilot-member table:name="14.5525968074799" table:display="true" table:show-details="true"/>
                <table:data-pilot-member table:name="15.8062922954559" table:display="true" table:show-details="true"/>
                <table:data-pilot-member table:name="15.8658180236816" table:display="true" table:show-details="true"/>
                <table:data-pilot-member table:name="15.9488868713379" table:display="true" table:show-details="true"/>
                <table:data-pilot-member table:name="18.6911888122559" table:display="true" table:show-details="true"/>
                <table:data-pilot-member table:name="19.0000114440918" table:display="true" table:show-details="true"/>
                <table:data-pilot-member table:name="19.3450930118561" table:display="true" table:show-details="true"/>
                <table:data-pilot-member table:name="19.6306772232056" table:display="true" table:show-details="true"/>
                <table:data-pilot-member table:name="19.835266828537" table:display="true" table:show-details="true"/>
                <table:data-pilot-member table:name="20.210657119751" table:display="true" table:show-details="true"/>
                <table:data-pilot-member table:name="20.3100819587708" table:display="true" table:show-details="true"/>
                <table:data-pilot-member table:name="20.503404378891" table:display="true" table:show-details="true"/>
                <table:data-pilot-member table:name="20.6000516414642" table:display="true" table:show-details="true"/>
                <table:data-pilot-member table:name="20.6084458827972" table:display="true" table:show-details="true"/>
                <table:data-pilot-member table:name="20.697300195694" table:display="true" table:show-details="true"/>
                <table:data-pilot-member table:name="20.7203562259674" table:display="true" table:show-details="true"/>
                <table:data-pilot-member table:name="20.7537183761597" table:display="true" table:show-details="true"/>
                <table:data-pilot-member table:name="20.7714302539825" table:display="true" table:show-details="true"/>
                <table:data-pilot-member table:name="20.7750067710876" table:display="true" table:show-details="true"/>
                <table:data-pilot-member table:name="20.7802760601044" table:display="true" table:show-details="true"/>
                <table:data-pilot-member table:name="20.809360742569" table:display="true" table:show-details="true"/>
                <table:data-pilot-member table:name="21.4911389350891" table:display="true" table:show-details="true"/>
                <table:data-pilot-member table:name="21.68833827972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4T18:05:33.935215500</dc:date>
    <meta:editing-duration>PT3M57S</meta:editing-duration>
    <meta:editing-cycles>1</meta:editing-cycles>
    <meta:document-statistic meta:table-count="2" meta:cell-count="1501" meta:object-count="0"/>
    <meta:generator>LibreOffice/6.0.7.3$Linux_X86_64 LibreOffice_project/00m0$Build-3</meta:generator>
  </office:meta>
</office:document-meta>
</file>